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0e2a1c" officeooo:paragraph-rsid="000e2a1c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f7846" officeooo:paragraph-rsid="000f7846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rsid="000e2a1c" officeooo:paragraph-rsid="000e2a1c" style:font-size-asian="20pt" style:font-weight-asian="bold" style:font-size-complex="20pt" style:font-weight-complex="bold"/>
    </style:style>
    <style:style style:name="T1" style:family="text">
      <style:text-properties officeooo:rsid="000f78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Аннотация</text:p>
      <text:p text:style-name="P1">В предлагаемой статье обсуждаются способы вычисления основных управляющих параметров работы электролизной ванны (криолитовое отношение, выход по току, потери <text:span text:style-name="T1">выхода</text:span> по току), значения которых отражают стабильность проведения процесса промышленного электролиза алюминия. Своевременное реагирование на изменение этих управляющих параметров способствует увеличению эффективности производства алюминия. Предлагается модифицированное уравнение Нернста-Планка, позволяющее вычислять концентрации основных ионов, возникающих в процессе электролиза, при помощи которых находится криолитовое отношение, а также модифицированы формулы нахождения параметра потери <text:span text:style-name="T1">выхода</text:span> по току. Приводится наглядное графическая иллюстрация проведенных численных экспериментов для МГД-стабильных и МГД-нестабильных режимов работы ванны. </text:p>
      <text:p text:style-name="P1"/>
      <text:p text:style-name="P2">Ключевые слова: управляющие параметры, электролиз, математическое моделирование, численные метод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2:27:42.527000000</meta:creation-date>
    <dc:date>2024-05-22T12:41:12.563000000</dc:date>
    <meta:editing-duration>PT13M29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3" meta:word-count="95" meta:character-count="917" meta:non-whitespace-character-count="824"/>
  </office:meta>
</office:document-meta>
</file>